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104in" fo:margin-right="0.0208in" fo:margin-top="0in" fo:margin-bottom="0in" table:align="margins" style:writing-mode="lr-tb"/>
    </style:style>
    <style:style style:name="Table1.A" style:family="table-column">
      <style:table-column-properties style:column-width="2.3618in" style:rel-column-width="3401*"/>
    </style:style>
    <style:style style:name="Table1.B" style:family="table-column">
      <style:table-column-properties style:column-width="2.4299in" style:rel-column-width="3499*"/>
    </style:style>
    <style:style style:name="Table1.C" style:family="table-column">
      <style:table-column-properties style:column-width="1.6979in" style:rel-column-width="2445*"/>
    </style:style>
    <style:style style:name="Table1.1" style:family="table-row">
      <style:table-row-properties style:min-row-height="0.2854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3042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0.8521in" style:keep-together="true" fo:keep-together="auto"/>
    </style:style>
    <style:style style:name="Table1.9" style:family="table-row">
      <style:table-row-properties style:min-row-height="0.3021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est Case Id</text:p>
          </table:table-cell>
          <table:table-cell table:style-name="Table1.A1" office:value-type="string">
            <text:p text:style-name="P5">TC-4.2</text:p>
          </table:table-cell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4">Test Case Name</text:p>
          </table:table-cell>
          <table:table-cell table:style-name="Table1.A1" office:value-type="string">
            <text:p text:style-name="P1"><text:span text:style-name="T2">Test Car Not Found '</text:span><text:span text:style-name="T1"> User Car Search</text:span><text:span text:style-name="T2">'</text:span>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Cre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C3" office:value-type="string">
            <text:p text:style-name="P4">Date Created</text:p>
          </table:table-cell>
        </table:table-row>
        <table:table-row table:style-name="Table1.1">
          <table:table-cell table:style-name="Table1.A1" office:value-type="string">
            <text:p text:style-name="P4">Last Updated By</text:p>
          </table:table-cell>
          <table:table-cell table:style-name="Table1.A1" office:value-type="string">
            <text:p text:style-name="P5">Subhash Chander</text:p>
          </table:table-cell>
          <table:table-cell table:style-name="Table1.A1" office:value-type="string">
            <text:p text:style-name="P4">Last Revision Date</text:p>
          </table:table-cell>
        </table:table-row>
        <table:table-row table:style-name="Table1.2"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5">User will have no car found messag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office:value-type="string">
            <text:p text:style-name="P6">1. User must search car by Company and Model nam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Post Conditions</text:p>
          </table:table-cell>
          <table:table-cell table:style-name="Table1.A1" office:value-type="string">
            <text:p text:style-name="P6">1. User will be redirected to Search Result Page.</text:p>
          </table:table-cell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4">Flow of Events or Steps</text:p>
          </table:table-cell>
          <table:table-cell table:style-name="Table1.A1" office:value-type="string">
            <text:p text:style-name="P7">1. User will search by Company and Model name and click on 'Search ' button.</text:p>
            <text:p text:style-name="P7">2. Search result page will be shown.</text:p>
            <text:p text:style-name="P2"><text:span text:style-name="T1">3. User will have no </text:span><text:bookmark text:name="_GoBack"/><text:span text:style-name="T1">car found message.</text:span></text:p>
          </table:table-cell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4">Inclusion/Exclusion Poi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Special Requirements</text:p>
          </table:table-cell>
          <table:table-cell table:style-name="Table1.A1" office:value-type="string">
            <text:p text:style-name="P5">None.</text:p>
          </table:table-cell>
          <table:table-cell office:value-type="string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9</meta:editing-cycles>
    <meta:creation-date>2015-10-10T09:13:00</meta:creation-date>
    <dc:date>2015-10-12T19:42:43.18</dc:date>
    <meta:editing-duration>PT1M2S</meta:editing-duration>
    <meta:generator>OpenOffice/4.1.1$Win32 OpenOffice.org_project/411m6$Build-9775</meta:generator>
    <meta:document-statistic meta:table-count="1" meta:image-count="0" meta:object-count="0" meta:page-count="1" meta:paragraph-count="24" meta:word-count="100" meta:character-count="55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